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87333" draw:fill="solid" draw:fill-color="#ff9f47" draw:textarea-vertical-align="middle"/>
    </style:style>
    <style:style style:name="gr2" style:family="graphic" style:parent-style-name="standard">
      <style:graphic-properties svg:stroke-color="#b87333" draw:fill="solid" draw:fill-color="#ff9f47" draw:textarea-horizontal-align="justify" draw:textarea-vertical-align="middle" draw:auto-grow-height="false" fo:min-height="0.133cm" fo:min-width="4.89cm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16cm" fo:min-width="0.379cm"/>
    </style:style>
    <style:style style:name="P1" style:family="paragraph">
      <loext:graphic-properties draw:fill="solid" draw:fill-color="#ff9f47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5.931cm" svg:height="3.811cm" svg:x="5.051cm" svg:y="16.867cm">
          <text:p/>
        </draw:ellipse>
        <draw:ellipse draw:style-name="gr1" draw:text-style-name="P1" draw:layer="layout" svg:width="4.284cm" svg:height="2.458cm" svg:x="5.908cm" svg:y="15.627cm">
          <text:p/>
        </draw:ellipse>
        <draw:ellipse draw:style-name="gr1" draw:text-style-name="P1" draw:layer="layout" svg:width="1.894cm" svg:height="3.428cm" svg:x="7.216cm" svg:y="13.124cm">
          <text:p/>
        </draw:ellipse>
        <draw:custom-shape draw:style-name="gr2" draw:text-style-name="P1" draw:layer="layout" svg:width="5.39cm" svg:height="0.383cm" draw:transform="rotate (-0.168947871593052) translate (8.436cm 13.418cm)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1.331cm" svg:height="4.194cm" svg:x="13.439cm" svg:y="13.868cm">
          <text:p/>
        </draw:rect>
        <draw:custom-shape draw:style-name="gr4" draw:text-style-name="P2" draw:layer="layout" svg:width="0.496cm" svg:height="0.248cm" svg:x="14.68cm" svg:y="14.1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96cm" svg:height="0.248cm" svg:x="14.68cm" svg:y="17.416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0.451cm" svg:height="0.36cm" svg:x="13.89cm" svg:y="18.063cm">
          <text:p/>
        </draw:rect>
        <draw:custom-shape draw:style-name="gr5" draw:text-style-name="P3" draw:layer="layout" svg:width="0.879cm" svg:height="1.466cm" svg:x="13.71cm" svg:y="19.1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79cm" svg:height="1.466cm" svg:x="14.91cm" svg:y="19.1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79cm" svg:height="1.466cm" svg:x="12.51cm" svg:y="19.1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15:23:11.990355236</meta:creation-date>
    <dc:date>2019-02-23T15:00:37.963461539</dc:date>
    <meta:editing-duration>PT10M50S</meta:editing-duration>
    <meta:editing-cycles>4</meta:editing-cycles>
    <meta:generator>LibreOffice/6.0.5.2$MacOSX_X86_64 LibreOffice_project/54c8cbb85f300ac59db32fe8a675ff7683cd5a16</meta:generator>
    <meta:document-statistic meta:object-count="11"/>
  </office:meta>
</office:document-meta>
</file>